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rduino d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LK</text:p>
          </table:table-cell>
          <table:table-cell table:formula="of:=86" office:value-type="float" office:value="86" calcext:value-type="float">
            <text:p>86</text:p>
          </table:table-cell>
          <table:table-cell office:value-type="string" calcext:value-type="string">
            <text:p>MHz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PI Transfer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/>
          <table:table-cell office:value-type="string" calcext:value-type="string">
            <text:p>Payload</text:p>
          </table:table-cell>
          <table:table-cell table:formula="of:=[.C9]*4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rame time</text:p>
          </table:table-cell>
          <table:table-cell table:formula="of:=[.C9]/[.C8]"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Payload time</text:p>
          </table:table-cell>
          <table:table-cell table:formula="of:=[.C12]*[.C10]" office:value-type="float" office:value="4" calcext:value-type="float">
            <text:p>4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Clocks during frame</text:p>
          </table:table-cell>
          <table:table-cell table:formula="of:=[.C4]*[.C12]" office:value-type="float" office:value="86" calcext:value-type="float">
            <text:p>86</text:p>
          </table:table-cell>
          <table:table-cell office:value-type="string" calcext:value-type="string">
            <text:p>CLK cyc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55:04.317165892</meta:creation-date>
    <dc:date>2018-05-07T12:25:44.184969967</dc:date>
    <meta:editing-duration>PT1H20M29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